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95b" officeooo:paragraph-rsid="0005695b"/>
    </style:style>
    <style:style style:name="P2" style:family="paragraph" style:parent-style-name="Standard">
      <style:text-properties fo:font-weight="bold" officeooo:rsid="0005695b" officeooo:paragraph-rsid="0005695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db43" officeooo:paragraph-rsid="0005db4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ff" officeooo:paragraph-rsid="0007cdf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5db43" officeooo:paragraph-rsid="0005db4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7cdff" officeooo:paragraph-rsid="0007cdf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text-underline-style="none" fo:font-weight="bold" officeooo:rsid="0008624d" officeooo:paragraph-rsid="00086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3486" officeooo:paragraph-rsid="0013348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911a" officeooo:paragraph-rsid="000d911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8624d" officeooo:paragraph-rsid="0008624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2897" officeooo:paragraph-rsid="000a289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20a62" officeooo:paragraph-rsid="00120a6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88caf" officeooo:paragraph-rsid="00188c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88caf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05695b" officeooo:paragraph-rsid="0005695b" style:font-weight-asian="normal" style:font-weight-complex="normal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 fo:font-weight="normal" officeooo:rsid="0005695b" officeooo:paragraph-rsid="0005695b" style:font-weight-asian="normal" style:font-weight-complex="normal"/>
    </style:style>
    <style:style style:name="P21" style:family="paragraph" style:parent-style-name="Standard" style:list-style-name="L1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2" style:family="paragraph" style:parent-style-name="Standard" style:list-style-name="L3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3" style:family="paragraph" style:parent-style-name="Standard" style:list-style-name="L3">
      <style:text-properties style:text-underline-style="solid" style:text-underline-width="auto" style:text-underline-color="font-color" fo:font-weight="normal" officeooo:rsid="0007cdff" officeooo:paragraph-rsid="0007cdff" style:font-weight-asian="normal" style:font-weight-complex="normal"/>
    </style:style>
    <style:style style:name="P24" style:family="paragraph" style:parent-style-name="Standard" style:list-style-name="L2">
      <style:text-properties style:text-underline-style="solid" style:text-underline-width="auto" style:text-underline-color="font-color" fo:font-weight="bold" officeooo:rsid="0005db43" officeooo:paragraph-rsid="0005db43" style:font-weight-asian="bold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d308" officeooo:paragraph-rsid="000ad308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1198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266ee" style:font-weight-asian="bold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9e01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d308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be023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133486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d911a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10afa5" style:font-weight-asian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0d911a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15b6cf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357e2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4da96" style:font-weight-asian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4da96" officeooo:paragraph-rsid="0024da96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a582f" officeooo:paragraph-rsid="002a582f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11987" officeooo:paragraph-rsid="00211987" style:font-weight-asian="normal" style:font-weight-complex="normal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db4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b134" style:font-weight-asian="normal" style:font-weight-complex="normal"/>
    </style:style>
    <style:style style:name="T7" style:family="text">
      <style:text-properties style:text-underline-style="none" officeooo:rsid="0007cdff"/>
    </style:style>
    <style:style style:name="T8" style:family="text">
      <style:text-properties style:text-underline-style="none" officeooo:rsid="000a9e01"/>
    </style:style>
    <style:style style:name="T9" style:family="text">
      <style:text-properties style:text-underline-style="none" officeooo:rsid="000ad308"/>
    </style:style>
    <style:style style:name="T10" style:family="text">
      <style:text-properties style:text-underline-style="none" officeooo:rsid="000be023"/>
    </style:style>
    <style:style style:name="T11" style:family="text">
      <style:text-properties style:text-underline-style="none" officeooo:rsid="000d911a"/>
    </style:style>
    <style:style style:name="T12" style:family="text">
      <style:text-properties style:text-underline-style="none" officeooo:rsid="0010afa5"/>
    </style:style>
    <style:style style:name="T13" style:family="text">
      <style:text-properties style:text-underline-style="none" officeooo:rsid="00133486"/>
    </style:style>
    <style:style style:name="T14" style:family="text">
      <style:text-properties style:text-underline-style="none" officeooo:rsid="00151d1e"/>
    </style:style>
    <style:style style:name="T15" style:family="text">
      <style:text-properties style:text-underline-style="none" officeooo:rsid="001524df"/>
    </style:style>
    <style:style style:name="T16" style:family="text">
      <style:text-properties style:text-underline-style="none" officeooo:rsid="0015b6cf"/>
    </style:style>
    <style:style style:name="T17" style:family="text">
      <style:text-properties style:text-underline-style="none" officeooo:rsid="0016e779"/>
    </style:style>
    <style:style style:name="T18" style:family="text">
      <style:text-properties style:text-underline-style="none" officeooo:rsid="001f292f"/>
    </style:style>
    <style:style style:name="T19" style:family="text">
      <style:text-properties style:text-underline-style="none" officeooo:rsid="00211987"/>
    </style:style>
    <style:style style:name="T20" style:family="text">
      <style:text-properties style:text-underline-style="none" officeooo:rsid="002357e2"/>
    </style:style>
    <style:style style:name="T21" style:family="text">
      <style:text-properties style:text-underline-style="none" officeooo:rsid="0024da9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524df"/>
    </style:style>
    <style:style style:name="T24" style:family="text">
      <style:text-properties officeooo:rsid="00192d08"/>
    </style:style>
    <style:style style:name="T25" style:family="text">
      <style:text-properties officeooo:rsid="001ae9b8"/>
    </style:style>
    <style:style style:name="T26" style:family="text">
      <style:text-properties officeooo:rsid="001cb134"/>
    </style:style>
    <style:style style:name="T27" style:family="text">
      <style:text-properties officeooo:rsid="002266ee"/>
    </style:style>
    <style:style style:name="T28" style:family="text">
      <style:text-properties officeooo:rsid="0015b6cf"/>
    </style:style>
    <style:style style:name="T29" style:family="text">
      <style:text-properties style:text-underline-style="solid" style:text-underline-type="double" style:text-underline-width="auto" style:text-underline-color="font-color"/>
    </style:style>
    <style:style style:name="T30" style:family="text">
      <style:text-properties officeooo:rsid="002d1c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 Paolo Andrea 1851818<text:tab/><text:tab/><text:tab/><text:tab/><text:tab/><text:tab/><text:span text:style-name="T1">DESCRIZIONE GENERALE</text:span></text:p>
      <text:p text:style-name="P1">D’Onofrio Alberto ***<text:span text:style-name="T30">2</text:span>***</text:p>
      <text:p text:style-name="P1"/>
      <text:p text:style-name="P1"><text:span text:style-name="T24">Il nostro sito, Grouped,</text:span> permette a studenti e professori <text:s/>di gestire l’organizzazione di esami progettuali di gruppo per il corso di ingegneria informatica e automatica.</text:p>
      <text:p text:style-name="P1"/>
      <text:p text:style-name="P1"/>
      <text:p text:style-name="P2">Ruoli previsti e funzionalità ad essi offerte:</text:p>
      <text:list xml:id="list4284797999" text:style-name="L1">
        <text:list-item>
          <text:p text:style-name="P19"><text:span text:style-name="T2">Amministratore</text:span>: ha accesso a tutte le impostazioni del sito, può aggiungere e rimuovere studenti, professori, <text:span text:style-name="T25">progetti</text:span> e<text:span text:style-name="T25">d</text:span> esami.</text:p>
        </text:list-item>
        <text:list-item>
          <text:p text:style-name="P20">Studente<text:span text:style-name="T3">: può cercare esami nella lista, vedere i profili di altri studenti e diventare studente project manager creando un progetto.</text:span></text:p>
        </text:list-item>
        <text:list-item>
          <text:p text:style-name="P20">Studente Project Manager:<text:span text:style-name="T3"> può modificare </text:span><text:span text:style-name="T4">ed eliminare</text:span><text:span text:style-name="T3"> un progetto, </text:span><text:span text:style-name="T4">può aggiungere e rimuovere studenti a quest’ultimo.</text:span></text:p>
        </text:list-item>
        <text:list-item>
          <text:p text:style-name="P21">Professore<text:span text:style-name="T3">: </text:span><text:span text:style-name="T18">può modificare, creare ed eliminare esami.</text:span></text:p>
        </text:list-item>
      </text:list>
      <text:p text:style-name="P3">Per gli utenti non registrati non è prevista nessuna funzionalità.</text:p>
      <text:p text:style-name="P3"/>
      <text:p text:style-name="P5">Modalit<text:span text:style-name="T26">à</text:span> di accesso:</text:p>
      <text:list xml:id="list4294643754" text:style-name="L2">
        <text:list-item>
          <text:p text:style-name="P24"><text:span text:style-name="T22">Accesso locale</text:span><text:span text:style-name="T5">: l’utente inserisce le proprie credenziali direttamente sul sito</text:span></text:p>
        </text:list-item>
        <text:list-item>
          <text:p text:style-name="P24"><text:span text:style-name="T22">Accesso tramite Oauth di Google</text:span><text:span text:style-name="T5">: l’utente si identifica tramite i servizi </text:span><text:span text:style-name="T6">di</text:span><text:span text:style-name="T5"> </text:span><text:span text:style-name="T6">G</text:span><text:span text:style-name="T5">oogle.</text:span></text:p>
        </text:list-item>
      </text:list>
      <text:p text:style-name="P5"/>
      <text:p text:style-name="P5">Descrizione dati gestiti:</text:p>
      <text:p text:style-name="P3">Il sito gestisce dati riguardo le seguenti entità:</text:p>
      <text:list xml:id="list3678009201" text:style-name="L3">
        <text:list-item>
          <text:p text:style-name="P22">Studente<text:span text:style-name="T3">: al momento della registrazione l’utente inserisce le sue credenziali, ovvero nome, cognome, email </text:span><text:span text:style-name="T7">e password (se non si registra tramite Oauth di Google). Inoltre sono presenti associazioni per gli esami e i progetti a cui partecipa lo studente.</text:span></text:p>
        </text:list-item>
        <text:list-item>
          <text:p text:style-name="P23">Esame<text:span text:style-name="T3">: per ogni esame sono indicati il nome, il codice del corso e una descrizione. Sono presenti anche associazioni per gli studenti che partecipano all’esame e i progetti relativi a quuest’ultimo.</text:span></text:p>
        </text:list-item>
        <text:list-item>
          <text:p text:style-name="P23">Progetto<text:span text:style-name="T3">: per ogni progetto sono indicati un nome, una descrizione </text:span><text:span text:style-name="T19">e il nome della repository di github</text:span><text:span text:style-name="T3">. Inoltre sono presenti associazioni con gli studenti che partecipano al progetto e all’esame per il quale è svolto.</text:span></text:p>
        </text:list-item>
      </text:list>
      <text:p text:style-name="P4"/>
      <text:p text:style-name="P6">Interazione con i servizi esterni:</text:p>
      <text:p text:style-name="P48">Tramite le api di github, nella pagina di visualizzazione di un progetto, è possibile visualizzare il readme del progetto e, nel caso l’utente che lo sta visualizzando sia un professore, anche il link per scaricare la repositor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USER STORIES</text:p>
      <text:p text:style-name="P8"/>
      <text:p text:style-name="P14">Unregistered User</text:p>
      <text:p text:style-name="P14"/>
      <text:list xml:id="list1756178256" text:style-name="L4">
        <text:list-item>
          <text:p text:style-name="P25">As an Unregistered User i want to sign up with my-email so that I can become a Student or Professor.</text:p>
        </text:list-item>
        <text:list-item>
          <text:p text:style-name="P25">As an Unregistered User i want to sign up with Google so that I can become a Student or Professor.</text:p>
        </text:list-item>
        <text:list-item>
          <text:p text:style-name="P25">As an Unregistered User I want to have a page so that I can get info about the application.</text:p>
        </text:list-item>
        <text:list-item>
          <text:p text:style-name="P25">As an Unregistered User I want to have a page so that I can get info about contacts.</text:p>
        </text:list-item>
        <text:list-item>
          <text:p text:style-name="P26">As an Unregistered User I want to have a page so that i can get exam’s info.</text:p>
        </text:list-item>
        <text:list-item>
          <text:p text:style-name="P27">As an Unregistered User I want to have a page for reset my password.</text:p>
        </text:list-item>
      </text:list>
      <text:p text:style-name="P10"/>
      <text:p text:style-name="P15">Student</text:p>
      <text:p text:style-name="P15"/>
      <text:list xml:id="list190813012427113" text:continue-numbering="true" text:style-name="L4">
        <text:list-item>
          <text:p text:style-name="P26">As a Student I want to have settings so that <text:span text:style-name="T23">I</text:span> can change my e-mail.</text:p>
        </text:list-item>
        <text:list-item>
          <text:p text:style-name="P26">As a Student I want to have settings so that <text:span text:style-name="T23">I</text:span> can change my first name.</text:p>
        </text:list-item>
        <text:list-item>
          <text:p text:style-name="P26">As a Student I want to have settings so that <text:span text:style-name="T23">I</text:span> can change my last name.</text:p>
        </text:list-item>
        <text:list-item>
          <text:p text:style-name="P34"><text:span text:style-name="T3">As a Student I want to have settings so that </text:span><text:span text:style-name="T15">I</text:span><text:span text:style-name="T3"> can change my </text:span><text:span text:style-name="T8">password</text:span><text:span text:style-name="T3">.</text:span></text:p>
        </text:list-item>
        <text:list-item>
          <text:p text:style-name="P35"><text:span text:style-name="T3">As a Student I want to have </text:span><text:span text:style-name="T9">profile so that I can set my exams.</text:span></text:p>
        </text:list-item>
        <text:list-item>
          <text:p text:style-name="P28">As a Student I want to have profile so that I can set my projects.</text:p>
        </text:list-item>
        <text:list-item>
          <text:p text:style-name="P36"><text:span text:style-name="T9">As a Student I want to have </text:span><text:span text:style-name="T10">a page so that </text:span><text:span text:style-name="T15">I</text:span><text:span text:style-name="T10"> can visualize a list of exam</text:span><text:span text:style-name="T12">s.</text:span></text:p>
        </text:list-item>
        <text:list-item>
          <text:p text:style-name="P37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3">students</text:span><text:span text:style-name="T12">.</text:span></text:p>
        </text:list-item>
        <text:list-item>
          <text:p text:style-name="P37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4">exam’s project</text:span><text:span text:style-name="T12">.</text:span></text:p>
        </text:list-item>
        <text:list-item>
          <text:p text:style-name="P39"><text:span text:style-name="T10">A</text:span><text:span text:style-name="T3">s a Student I want to visualize other Student’s profile.</text:span></text:p>
        </text:list-item>
        <text:list-item>
          <text:p text:style-name="P36"><text:span text:style-name="T10">As a Student I want to have an info-page so that I can get details about a</text:span><text:span text:style-name="T11">n</text:span><text:span text:style-name="T10"> Exam.</text:span></text:p>
        </text:list-item>
        <text:list-item>
          <text:p text:style-name="P38"><text:span text:style-name="T10">As a Student I want to have an info-page so that I can get details about a</text:span><text:span text:style-name="T11"> Project</text:span><text:span text:style-name="T10">.</text:span></text:p>
        </text:list-item>
        <text:list-item>
          <text:p text:style-name="P45"><text:span text:style-name="T10">A</text:span><text:span text:style-name="T3">s a Student I want to have a settings so that I can start a conversation with other student</text:span></text:p>
        </text:list-item>
        <text:list-item>
          <text:p text:style-name="P45"><text:span text:style-name="T10">A</text:span><text:span text:style-name="T3">s a Student I want to have a page so that I can visualize all my conversations</text:span></text:p>
        </text:list-item>
        <text:list-item>
          <text:p text:style-name="P40"><text:span text:style-name="T10">A</text:span><text:span text:style-name="T3">s a Student I want to create a Project so that I can become a Project Manager.</text:span></text:p>
        </text:list-item>
      </text:list>
      <text:p text:style-name="P11"/>
      <text:p text:style-name="P16">Project Manager</text:p>
      <text:p text:style-name="P16"/>
      <text:list xml:id="list190812775007577" text:continue-numbering="true" text:style-name="L4">
        <text:list-item>
          <text:p text:style-name="P40"><text:span text:style-name="T3"><text:s/></text:span><text:span text:style-name="T13">As a Project Manager </text:span><text:span text:style-name="T15">I want to have settings so that </text:span><text:span text:style-name="T16">I can edit my project’s name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edit my project’s description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edit my project’s link to github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delete my project </text:span><text:span text:style-name="T17">(if i delete all my projects I become a student again)</text:span><text:span text:style-name="T16">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add new students to my projects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remove students from my projects.</text:span></text:p>
          <text:p text:style-name="P29"/>
        </text:list-item>
      </text:list>
      <text:p text:style-name="P32">Professor</text:p>
      <text:p text:style-name="P17"/>
      <text:list xml:id="list190813580879578" text:continue-numbering="true" text:style-name="L4">
        <text:list-item>
          <text:p text:style-name="P42"><text:span text:style-name="T20">As a Professor I want to have settings so that I can create a new exam.</text:span></text:p>
        </text:list-item>
        <text:list-item>
          <text:p text:style-name="P43"><text:span text:style-name="T20">As a Professor I want to have settings so that I can </text:span><text:span text:style-name="T21">edit</text:span><text:span text:style-name="T20"> </text:span><text:span text:style-name="T21">my</text:span><text:span text:style-name="T20"> exam.</text:span></text:p>
        </text:list-item>
        <text:list-item>
          <text:p text:style-name="P43"><text:span text:style-name="T20">As a Professor I want to have settings so that I can </text:span><text:span text:style-name="T21">delete</text:span><text:span text:style-name="T20"> </text:span><text:span text:style-name="T21">my</text:span><text:span text:style-name="T20"> exam.</text:span></text:p>
        </text:list-item>
        <text:list-item>
          <text:p text:style-name="P45"><text:span text:style-name="T20">A</text:span><text:span text:style-name="T3">s a Professor I want to have links for download project’s code from github</text:span></text:p>
        </text:list-item>
      </text:list>
      <text:p text:style-name="P46"><text:span text:style-name="T3"/></text:p>
      <text:p text:style-name="P33"/>
      <text:p text:style-name="P33"><text:soft-page-break/></text:p>
      <text:p text:style-name="P33"/>
      <text:p text:style-name="P33"><text:span text:style-name="T28">Adm</text:span><text:span text:style-name="T27">in</text:span></text:p>
      <text:p text:style-name="P33"/>
      <text:list xml:id="list190812230916828" text:continue-numbering="true" text:style-name="L4">
        <text:list-item>
          <text:p text:style-name="P44"><text:span text:style-name="T3">As an admin I want to have settings so that I can delete users.</text:span></text:p>
        </text:list-item>
        <text:list-item>
          <text:p text:style-name="P44"><text:span text:style-name="T3">As an admin I want to have settings so that I can delete projects.</text:span></text:p>
        </text:list-item>
        <text:list-item>
          <text:p text:style-name="P44"><text:span text:style-name="T3">As an admin I want to have settings so that I can delete exams.</text:span></text:p>
        </text:list-item>
        <text:list-item>
          <text:p text:style-name="P47"><text:span text:style-name="T3">As an admin I want to have settings so that I can set as professor an user</text:span></text:p>
          <text:p text:style-name="P30"/>
        </text:list-item>
      </text:list>
      <text:p text:style-name="P32"/>
      <text:p text:style-name="P17"/>
      <text:p text:style-name="P31"/>
      <text:p text:style-name="P18"/>
      <text:p text:style-name="P13"/>
      <text:p text:style-name="P17"/>
      <text:p text:style-name="P17"/>
      <text:p text:style-name="P17"/>
      <text:p text:style-name="P12"/>
      <text:p text:style-name="P12"/>
      <text:p text:style-name="P1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0:52.545939642</meta:creation-date>
    <dc:date>2021-09-02T19:08:11.554064200</dc:date>
    <meta:editing-duration>PT4H15M2S</meta:editing-duration>
    <meta:editing-cycles>33</meta:editing-cycles>
    <meta:generator>LibreOffice/7.0.6.2$Linux_X86_64 LibreOffice_project/00$Build-2</meta:generator>
    <meta:document-statistic meta:table-count="0" meta:image-count="0" meta:object-count="0" meta:page-count="3" meta:paragraph-count="60" meta:word-count="939" meta:character-count="4912" meta:non-whitespace-character-count="4070"/>
  </office:meta>
</office:document-meta>
</file>